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696757358085440587"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3352395195985347499"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6466394246815956982"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711055279849692070"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916641001911025479"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5609891482318637636" text:style-name="L6">
        <text:list-item>
          <text:list>
            <text:list-header>
              <text:p text:style-name="P186"><text:span text:style-name="T1">warm up:</text:span> 0.2 mile jog and rest 2 minutes</text:p>
              <text:p text:style-name="P186"><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59785623303005879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4825368997258853928"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4792462" text:continue-list="list559785623303005879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294972637439975599"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783684"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782034"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4790662" text:continue-numbering="true" text:style-name="L9">
        <text:list-item>
          <text:list>
            <text:list-header>
              <text:p text:style-name="P187">Warm down: <text:span text:style-name="T2">0.25 mile jog home</text:span></text:p>
              <text:p text:style-name="P188"/>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4781764" text:continue-numbering="true" text:style-name="L9">
        <text:list-item>
          <text:list>
            <text:list-header>
              <text:p text:style-name="P188">Time for 4.8 miles: 56: 32, Ave Pace: 11:51/mile, Ave HR:118,-&gt;1399 heartbeats/Mile</text:p>
              <text:p text:style-name="P18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788144" text:continue-numbering="true" text:style-name="L9">
        <text:list-item>
          <text:list>
            <text:list-header>
              <text:p text:style-name="P188">Today Oct 13:</text:p>
              <text:p text:style-name="P188">Time for 4.8 miles: 59: 34, Ave Pace: 12:24.5/mile, Ave HR:108.5,-&gt;1345 heartbeats/Mile</text:p>
              <text:p text:style-name="P188">On Thur <text:s/>Oct 8, 2020: </text:p>
              <text:p text:style-name="P188">Time for 4.8 miles: 59: 55, Ave Pace: 12:29/mile, Ave HR:112,-&gt;1398 heartbeats/Mile</text:p>
              <text:p text:style-name="P189">On Oct 8 when going up hill, I ran until my HR was up to 120 bpm and then walked until my HR was 110 bpm and then repeated.</text:p>
              <text:p text:style-name="P189">On Oct 13 when going up hill, I ran until my HR was up to 115 bpm and then walked until my HR was 105 bpm and then repeated.</text:p>
              <text:p text:style-name="P190">On Oct 13 my average rate was faster and heartbeats/mile was lower. Therefore this scheme is better. I should repeat these two workouts and also try the following:</text:p>
              <text:p text:style-name="P189">When going up hill, run until my HR is up to 110 bpm and then walk until my HR is 100 bpm and repeat.</text:p>
              <text:p text:style-name="P19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3087203266232427014"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1026648385892695981"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922478299504059289"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787251" text:continue-numbering="true" text:style-name="L12">
        <text:list-item>
          <text:list>
            <text:list-header>
              <text:p text:style-name="P192">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529615788111340512" text:style-name="L13">
        <text:list-item>
          <text:list>
            <text:list-header>
              <text:p text:style-name="P181">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408506827299161503"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1476745200012569" text:style-name="L15">
        <text:list-item>
          <text:list>
            <text:list-header>
              <text:p text:style-name="P170">1.5 miles averaging about 9:40/mile and rest 1 min</text:p>
            </text:list-header>
          </text:list>
        </text:list-item>
      </text:list>
      <text:p text:style-name="P23">1 mile in 8:26 and rest 2 min</text:p>
      <text:list xml:id="list211685204538971731"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016117689355625571" text:style-name="L17">
        <text:list-item>
          <text:list>
            <text:list-header>
              <text:p text:style-name="P172">5.25 miles on roads and bike paths in Oosterwold</text:p>
              <text:p text:style-name="P182">Average pace: 11:08/mile</text:p>
              <text:p text:style-name="P18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781950" text:continue-numbering="true" text:style-name="L17">
        <text:list-item>
          <text:list>
            <text:list-header>
              <text:p text:style-name="P172">5.25 miles on roads and bike paths in Oosterwold</text:p>
              <text:p text:style-name="P182">Average pace: 9:52/mile</text:p>
              <text:p text:style-name="P182">Warm down: 0.25 miles</text:p>
            </text:list-header>
          </text:list>
        </text:list-item>
      </text:list>
      <text:p text:style-name="P10"/>
      <text:p text:style-name="P23">Tues May 17, 2022 no running</text:p>
      <text:list xml:id="list5618386188155504476"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037793671269965825"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8338883234577631642"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4797977" text:continue-list="list8037793671269965825" text:style-name="L19">
        <text:list-item>
          <text:list>
            <text:list-header>
              <text:p text:style-name="P174">(Pace*HR)=1240</text:p>
            </text:list-header>
          </text:list>
        </text:list-item>
      </text:list>
      <text:list xml:id="list34773921" text:continue-list="list5618386188155504476" text:style-name="L18">
        <text:list-item>
          <text:list>
            <text:list-header>
              <text:p text:style-name="P173">2 miles at 10:46/mile Ave HR= 121 bpm and rest a few minutes</text:p>
            </text:list-header>
          </text:list>
        </text:list-item>
      </text:list>
      <text:list xml:id="list34783216" text:continue-list="list34797977"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4801660"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652516713300664938"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720948928949961298"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838534787449972864" text:style-name="L23">
        <text:list-item>
          <text:list>
            <text:list-header>
              <text:p text:style-name="P18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3146387888308207325" text:style-name="L24">
        <text:list-item>
          <text:p text:style-name="P191">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004704492947146960"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261620735053163351"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4788468" text:continue-numbering="true" text:style-name="L26">
        <text:list-item>
          <text:list>
            <text:list-header>
              <text:p text:style-name="P178">0.1 mile lead in to a 4 mile run</text:p>
              <text:p text:style-name="P184">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797446"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090562070887887593"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10"/>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609756872966378529" text:style-name="L28">
        <text:list-item>
          <text:list>
            <text:list-header>
              <text:p text:style-name="P18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21T14:54:11.58</dc:date>
    <dc:creator>James Lombardi</dc:creator>
    <meta:editing-duration>P18DT22H4M26S</meta:editing-duration>
    <meta:editing-cycles>1459</meta:editing-cycles>
    <meta:generator>OpenOffice/4.1.2$Win32 OpenOffice.org_project/412m3$Build-9782</meta:generator>
    <meta:document-statistic meta:table-count="0" meta:image-count="9" meta:object-count="0" meta:page-count="154" meta:paragraph-count="4378" meta:word-count="47911" meta:character-count="246232"/>
  </office:meta>
</office:document-meta>
</file>